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{ sour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targe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targe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targe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targe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targe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targe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target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target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target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target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target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arget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arget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arget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arget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arget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arget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targe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2:05:50.475787556</meta:creation-date>
    <dc:date>2015-11-16T12:46:14.467998687</dc:date>
    <meta:editing-duration>PT37M46S</meta:editing-duration>
    <meta:editing-cycles>14</meta:editing-cycles>
    <meta:generator>LibreOffice/4.2.8.2$Linux_X86_64 LibreOffice_project/420m0$Build-2</meta:generator>
    <meta:document-statistic meta:table-count="1" meta:cell-count="549" meta:object-count="0"/>
  </office:meta>
</office:document-meta>
</file>